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leObj7" manifest:media-type="application/octet-stream"/>
  <manifest:file-entry manifest:full-path="OleObj1" manifest:media-type="application/octet-stream"/>
  <manifest:file-entry manifest:full-path="OleObj8" manifest:media-type="application/octet-stream"/>
  <manifest:file-entry manifest:full-path="ObjectReplacements/OleObj6" manifest:media-type=""/>
  <manifest:file-entry manifest:full-path="ObjectReplacements/OleObj5" manifest:media-type=""/>
  <manifest:file-entry manifest:full-path="ObjectReplacements/OleObj4" manifest:media-type=""/>
  <manifest:file-entry manifest:full-path="ObjectReplacements/OleObj8" manifest:media-type=""/>
  <manifest:file-entry manifest:full-path="ObjectReplacements/OleObj1" manifest:media-type=""/>
  <manifest:file-entry manifest:full-path="ObjectReplacements/OleObj9" manifest:media-type=""/>
  <manifest:file-entry manifest:full-path="ObjectReplacements/OleObj2" manifest:media-type=""/>
  <manifest:file-entry manifest:full-path="ObjectReplacements/OleObj7" manifest:media-type=""/>
  <manifest:file-entry manifest:full-path="ObjectReplacements/OleObj3" manifest:media-type=""/>
  <manifest:file-entry manifest:full-path="OleObj5" manifest:media-type="application/octet-stream"/>
  <manifest:file-entry manifest:full-path="meta.xml" manifest:media-type="text/xml"/>
  <manifest:file-entry manifest:full-path="content.xml" manifest:media-type="text/xml"/>
  <manifest:file-entry manifest:full-path="OleObj2" manifest:media-type="application/octet-stream"/>
  <manifest:file-entry manifest:full-path="OleObj9" manifest:media-type="application/octet-stream"/>
  <manifest:file-entry manifest:full-path="OleObj3" manifest:media-type="application/octet-stream"/>
  <manifest:file-entry manifest:full-path="Configurations2/" manifest:media-type="application/vnd.sun.xml.ui.configuration"/>
  <manifest:file-entry manifest:full-path="OleObj6" manifest:media-type="application/octet-stream"/>
  <manifest:file-entry manifest:full-path="manifest.rdf" manifest:media-type="application/rdf+xml"/>
  <manifest:file-entry manifest:full-path="OleObj4" manifest:media-type="application/octet-stream"/>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 Math" svg:font-family="'Cambria Math'"/>
    <style:font-face style:name="Liberation Serif" svg:font-family="'Liberation Serif'"/>
    <style:font-face style:name="Roboto Slab" svg:font-family="'Roboto Slab'"/>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175cm" fo:margin-left="0cm" table:align="left" style:may-break-between-rows="true" style:writing-mode="lr-tb"/>
    </style:style>
    <style:style style:name="Table1.A" style:family="table-column">
      <style:table-column-properties style:column-width="1.588cm"/>
    </style:style>
    <style:style style:name="Table1.B" style:family="table-column">
      <style:table-column-properties style:column-width="1.565cm"/>
    </style:style>
    <style:style style:name="Table1.C" style:family="table-column">
      <style:table-column-properties style:column-width="1.023cm"/>
    </style:style>
    <style:style style:name="Table1.A1" style:family="table-cell">
      <style:table-cell-properties fo:background-color="#c7ccbe" fo:padding="0cm" fo:border="0.05pt solid #000000" fo:vertical-align="top">
        <style:background-image/>
      </style:table-cell-properties>
    </style:style>
    <style:style style:name="Table1.B1" style:family="table-cell">
      <style:table-cell-properties fo:background-color="#c7ccbe" fo:padding="0cm" fo:border="0.05pt solid #000000" fo:vertical-align="top">
        <style:background-image/>
      </style:table-cell-properties>
    </style:style>
    <style:style style:name="Table1.C1" style:family="table-cell">
      <style:table-cell-properties fo:background-color="#c7ccbe" fo:padding="0cm" fo:border="0.05pt solid #000000" fo:vertical-align="top">
        <style:background-image/>
      </style:table-cell-properties>
    </style:style>
    <style:style style:name="Table1.A2" style:family="table-cell">
      <style:table-cell-properties fo:background-color="#ffffff" fo:padding-left="0.212cm" fo:padding-right="0.212cm" fo:padding-top="0cm" fo:padding-bottom="0cm" fo:border="0.05pt solid #c7ccbe" fo:vertical-align="top">
        <style:background-image/>
      </style:table-cell-properties>
    </style:style>
    <style:style style:name="Table1.B2" style:family="table-cell">
      <style:table-cell-properties fo:background-color="#ffffff" fo:padding-left="0.212cm" fo:padding-right="0.212cm" fo:padding-top="0cm" fo:padding-bottom="0cm" fo:border="0.05pt solid #c7ccbe" fo:vertical-align="top">
        <style:background-image/>
      </style:table-cell-properties>
    </style:style>
    <style:style style:name="Table1.C2" style:family="table-cell">
      <style:table-cell-properties fo:background-color="#ffffff" fo:padding-left="0.212cm" fo:padding-right="0.212cm" fo:padding-top="0cm" fo:padding-bottom="0cm" fo:border="0.05pt solid #c7ccbe" fo:vertical-align="top">
        <style:background-image/>
      </style:table-cell-properties>
    </style:style>
    <style:style style:name="Table1.A3" style:family="table-cell">
      <style:table-cell-properties fo:background-color="#eff1eb" fo:padding-left="0.212cm" fo:padding-right="0.212cm" fo:padding-top="0cm" fo:padding-bottom="0cm" fo:border="0.05pt solid #c7ccbe" fo:vertical-align="top">
        <style:background-image/>
      </style:table-cell-properties>
    </style:style>
    <style:style style:name="Table1.B3" style:family="table-cell">
      <style:table-cell-properties fo:background-color="#eff1eb" fo:padding-left="0.212cm" fo:padding-right="0.212cm" fo:padding-top="0cm" fo:padding-bottom="0cm" fo:border="0.05pt solid #c7ccbe" fo:vertical-align="top">
        <style:background-image/>
      </style:table-cell-properties>
    </style:style>
    <style:style style:name="Table1.C3" style:family="table-cell">
      <style:table-cell-properties fo:background-color="#eff1eb" fo:padding-left="0.212cm" fo:padding-right="0.212cm" fo:padding-top="0cm" fo:padding-bottom="0cm" fo:border="0.05pt solid #c7ccbe" fo:vertical-align="top">
        <style:background-image/>
      </style:table-cell-properties>
    </style:style>
    <style:style style:name="Table1.A4" style:family="table-cell">
      <style:table-cell-properties fo:background-color="#ffffff" fo:padding-left="0.212cm" fo:padding-right="0.212cm" fo:padding-top="0cm" fo:padding-bottom="0cm" fo:border="0.05pt solid #c7ccbe" fo:vertical-align="top">
        <style:background-image/>
      </style:table-cell-properties>
    </style:style>
    <style:style style:name="Table1.B4" style:family="table-cell">
      <style:table-cell-properties fo:background-color="#ffffff" fo:padding-left="0.212cm" fo:padding-right="0.212cm" fo:padding-top="0cm" fo:padding-bottom="0cm" fo:border="0.05pt solid #c7ccbe" fo:vertical-align="top">
        <style:background-image/>
      </style:table-cell-properties>
    </style:style>
    <style:style style:name="Table1.C4" style:family="table-cell">
      <style:table-cell-properties fo:background-color="#ffffff" fo:padding-left="0.212cm" fo:padding-right="0.212cm" fo:padding-top="0cm" fo:padding-bottom="0cm" fo:border="0.05pt solid #c7ccbe" fo:vertical-align="top">
        <style:background-image/>
      </style:table-cell-properties>
    </style:style>
    <style:style style:name="P1" style:family="paragraph" style:parent-style-name="Standard">
      <style:paragraph-properties fo:margin-top="0cm" fo:margin-bottom="0.247cm" loext:contextual-spacing="false" fo:line-height="115%" fo:text-align="start" style:justify-single-word="false"/>
    </style:style>
    <style:style style:name="P2" style:family="paragraph" style:parent-style-name="Standard">
      <style:paragraph-properties fo:margin-top="0cm" fo:margin-bottom="0.247cm" loext:contextual-spacing="false" fo:line-height="115%" fo:text-align="center" style:justify-single-word="false"/>
    </style:style>
    <style:style style:name="P3" style:family="paragraph" style:parent-style-name="Standard">
      <style:paragraph-properties fo:margin-top="0cm" fo:margin-bottom="0.247cm" loext:contextual-spacing="false" fo:line-height="100%" fo:text-align="center" style:justify-single-word="false"/>
    </style:style>
    <style:style style:name="P4" style:family="paragraph" style:parent-style-name="Standard">
      <style:paragraph-properties fo:margin-top="0cm" fo:margin-bottom="0.247cm" loext:contextual-spacing="false" fo:line-height="100%" fo:text-align="start" style:justify-single-word="false"/>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margin-top="0cm" fo:margin-bottom="0.529cm" loext:contextual-spacing="false" fo:line-height="115%" fo:text-align="start" style:justify-single-word="false"/>
    </style:style>
    <style:style style:name="P7" style:family="paragraph" style:parent-style-name="Standard">
      <style:paragraph-properties fo:margin-top="0.132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132cm" fo:margin-bottom="0.247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132cm" fo:margin-bottom="0.247cm" loext:contextual-spacing="false" fo:line-height="100%" fo:text-align="center" style:justify-single-word="false"/>
      <style:text-properties fo:color="#000000" style:font-name="Liberation Serif" fo:font-size="21.75pt" fo:font-weight="normal" fo:background-color="transparent" style:font-name-asian="Liberation Serif" style:font-name-complex="Liberation Serif"/>
    </style:style>
    <style:style style:name="P10" style:family="paragraph" style:parent-style-name="Standard">
      <style:paragraph-properties fo:margin-top="0.132cm" fo:margin-bottom="0.247cm" loext:contextual-spacing="false" fo:line-height="115%" fo:text-align="start" style:justify-single-word="false"/>
      <style:text-properties fo:color="#000000" style:font-name="Liberation Serif" fo:font-size="12pt" fo:font-weight="bold"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12" style:family="paragraph" style:parent-style-name="Standard">
      <style:paragraph-properties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13" style:family="paragraph" style:parent-style-name="Standard">
      <style:paragraph-properties fo:line-height="100%" fo:text-align="start" style:justify-single-word="false"/>
      <style:text-properties fo:color="#000000" style:font-name="Times New Roman" fo:font-size="14pt" fo:font-weight="bold" fo:background-color="transparent" style:font-name-asian="Times New Roman" style:font-name-complex="Times New Roman"/>
    </style:style>
    <style:style style:name="P14" style:family="paragraph" style:parent-style-name="Standard">
      <style:paragraph-properties fo:line-height="100%" fo:text-align="start" style:justify-single-word="false"/>
      <style:text-properties fo:color="#000000" style:font-name="Times New Roman" fo:font-size="14pt" fo:font-weight="normal" fo:background-color="transparent" style:font-name-asian="Times New Roman" style:font-name-complex="Times New Roman"/>
    </style:style>
    <style:style style:name="P1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line-height="10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18" style:family="paragraph" style:parent-style-name="Standard">
      <style:paragraph-properties fo:line-height="100%" fo:text-align="start" style:justify-single-word="false"/>
      <style:text-properties fo:color="#202124" style:font-name="Times New Roman" fo:font-size="13pt" fo:font-weight="normal" fo:background-color="transparent" style:font-name-asian="Times New Roman" style:font-name-complex="Times New Roman"/>
    </style:style>
    <style:style style:name="P19" style:family="paragraph" style:parent-style-name="Standard">
      <style:paragraph-properties fo:line-height="100%" fo:text-align="start" style:justify-single-word="false"/>
      <style:text-properties fo:color="#111111" style:font-name="Times New Roman" fo:font-size="13pt" fo:font-weight="normal" fo:background-color="transparent" style:font-name-asian="Times New Roman" style:font-name-complex="Times New Roman"/>
    </style:style>
    <style:style style:name="P20" style:family="paragraph" style:parent-style-name="Standard" style:list-style-name="L15">
      <style:paragraph-properties fo:line-height="115%" fo:text-align="start" style:justify-single-word="false"/>
      <style:text-properties fo:color="#111111" style:font-name="Times New Roman" fo:font-size="13pt" fo:font-weight="normal" fo:background-color="transparent" style:font-name-asian="Times New Roman" style:font-name-complex="Times New Roman"/>
    </style:style>
    <style:style style:name="P21" style:family="paragraph" style:parent-style-name="Standard" style:list-style-name="L1">
      <style:paragraph-properties fo:margin-left="-0.635cm" fo:margin-right="0cm" fo:margin-top="0.132cm" fo:margin-bottom="0.247cm" loext:contextual-spacing="false" fo:line-height="115%" fo:text-align="start" style:justify-single-word="false" fo:text-indent="0.635cm" style:auto-text-indent="false"/>
      <style:text-properties fo:color="#000000" style:font-name="Liberation Serif" fo:font-size="12pt" fo:font-weight="normal" fo:background-color="transparent" style:font-name-asian="Liberation Serif" style:font-name-complex="Liberation Serif"/>
    </style:style>
    <style:style style:name="P22" style:family="paragraph" style:parent-style-name="Standard" style:list-style-name="L2">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3" style:family="paragraph" style:parent-style-name="Standard" style:list-style-name="L3">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4" style:family="paragraph" style:parent-style-name="Standard" style:list-style-name="L4">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5" style:family="paragraph" style:parent-style-name="Standard" style:list-style-name="L5">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6" style:family="paragraph" style:parent-style-name="Standard" style:list-style-name="L6">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7" style:family="paragraph" style:parent-style-name="Standard" style:list-style-name="L7">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8" style:family="paragraph" style:parent-style-name="Standard" style:list-style-name="L8">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29" style:family="paragraph" style:parent-style-name="Standard" style:list-style-name="L9">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30" style:family="paragraph" style:parent-style-name="Standard" style:list-style-name="L10">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31" style:family="paragraph" style:parent-style-name="Standard" style:list-style-name="L11">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32" style:family="paragraph" style:parent-style-name="Standard" style:list-style-name="L12">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33" style:family="paragraph" style:parent-style-name="Standard" style:list-style-name="L13">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34" style:family="paragraph" style:parent-style-name="Standard" style:list-style-name="L14">
      <style:paragraph-properties fo:margin-left="-0.635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35" style:family="paragraph" style:parent-style-name="Standard" style:list-style-name="L16">
      <style:paragraph-properties fo:margin-left="-0.635cm" fo:margin-right="0cm" fo:line-height="115%" fo:text-align="start" style:justify-single-word="false" fo:text-indent="0.635cm" style:auto-text-indent="false"/>
    </style:style>
    <style:style style:name="P36" style:family="paragraph" style:parent-style-name="Standard" style:list-style-name="L17">
      <style:paragraph-properties fo:margin-left="-0.635cm" fo:margin-right="0cm" fo:line-height="115%" fo:text-align="start" style:justify-single-word="false" fo:text-indent="0.635cm" style:auto-text-indent="false"/>
      <style:text-properties fo:color="#000000" style:font-name="Times New Roman" fo:font-size="14pt" fo:font-weight="bold" fo:background-color="transparent" style:font-name-asian="Times New Roman" style:font-name-complex="Times New Roman"/>
    </style:style>
    <style:style style:name="P37" style:family="paragraph" style:parent-style-name="Standard" style:list-style-name="L18">
      <style:paragraph-properties fo:margin-left="-0.635cm" fo:margin-right="0cm" fo:line-height="115%" fo:text-align="start" style:justify-single-word="false" fo:text-indent="0.635cm" style:auto-text-indent="false"/>
      <style:text-properties fo:color="#000000" style:font-name="Times New Roman" fo:font-size="14pt" fo:font-weight="bold" fo:background-color="transparent" style:font-name-asian="Times New Roman" style:font-name-complex="Times New Roman"/>
    </style:style>
    <style:style style:name="P38" style:family="paragraph" style:parent-style-name="Standard" style:list-style-name="L19">
      <style:paragraph-properties fo:margin-left="-0.635cm" fo:margin-right="0cm" fo:line-height="115%" fo:text-align="start" style:justify-single-word="false" fo:text-indent="0.635cm" style:auto-text-indent="false"/>
      <style:text-properties fo:color="#000000" style:font-name="Times New Roman" fo:font-size="14pt" fo:font-weight="bold" fo:background-color="transparent" style:font-name-asian="Times New Roman" style:font-name-complex="Times New Roman"/>
    </style:style>
    <style:style style:name="P39" style:family="paragraph" style:parent-style-name="Standard">
      <style:paragraph-properties fo:margin-top="0cm" fo:margin-bottom="0.247cm" loext:contextual-spacing="false" fo:line-height="115%" fo:text-align="start" style:justify-single-word="false"/>
      <style:text-properties fo:color="#000000" style:font-name="Times New Roman" fo:font-size="13pt" fo:font-weight="normal" fo:background-color="transparent" style:font-name-asian="Times New Roman" style:font-name-complex="Times New Roman"/>
    </style:style>
    <style:style style:name="P40" style:family="paragraph" style:parent-style-name="Standard">
      <style:paragraph-properties fo:margin-top="0cm" fo:margin-bottom="0.247cm" loext:contextual-spacing="false" fo:line-height="115%" fo:text-align="start" style:justify-single-word="false"/>
      <style:text-properties fo:color="#000000" style:font-name="Times New Roman" fo:font-size="13pt" fo:font-weight="bold" fo:background-color="transparent" style:font-name-asian="Times New Roman" style:font-name-complex="Times New Roman"/>
    </style:style>
    <style:style style:name="P41" style:family="paragraph" style:parent-style-name="Standard">
      <style:paragraph-properties fo:margin-top="0cm" fo:margin-bottom="0.247cm" loext:contextual-spacing="false" fo:line-height="115%" fo:text-align="start" style:justify-single-word="false"/>
      <style:text-properties fo:color="#000000" style:font-name="Times New Roman" fo:font-size="14pt" fo:font-weight="normal" fo:background-color="transparent" style:font-name-asian="Times New Roman" style:font-name-complex="Times New Roman"/>
    </style:style>
    <style:style style:name="P42" style:family="paragraph" style:parent-style-name="Standard">
      <style:paragraph-properties fo:margin-top="0cm" fo:margin-bottom="0.247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paragraph-properties fo:margin-top="0cm" fo:margin-bottom="0.247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top="0cm" fo:margin-bottom="0.247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20">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21">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22">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23">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24">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paragraph-properties fo:margin-top="0cm" fo:margin-bottom="0.247cm" loext:contextual-spacing="false"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52" style:family="paragraph" style:parent-style-name="Standard">
      <style:paragraph-properties fo:margin-top="0cm" fo:margin-bottom="0.247cm" loext:contextual-spacing="false" fo:line-height="115%" fo:text-align="start" style:justify-single-word="false"/>
      <style:text-properties fo:color="#111111" style:font-name="Times New Roman" fo:font-size="13pt" fo:font-weight="normal" fo:background-color="transparent" style:font-name-asian="Times New Roman" style:font-name-complex="Times New Roman"/>
    </style:style>
    <style:style style:name="P53" style:family="paragraph" style:parent-style-name="Standard" style:list-style-name="L21">
      <style:paragraph-properties fo:margin-top="0cm" fo:margin-bottom="0.247cm" loext:contextual-spacing="false" fo:line-height="100%" fo:text-align="start" style:justify-single-word="false"/>
    </style:style>
    <style:style style:name="P54" style:family="paragraph" style:parent-style-name="Standard" style:list-style-name="L24">
      <style:paragraph-properties fo:margin-top="0cm" fo:margin-bottom="0.247cm" loext:contextual-spacing="false" fo:line-height="100%" fo:text-align="start" style:justify-single-word="false"/>
    </style:style>
    <style:style style:name="P55" style:family="paragraph" style:parent-style-name="Standard">
      <style:paragraph-properties fo:margin-top="0.353cm" fo:margin-bottom="0.212cm" loext:contextual-spacing="false" fo:line-height="100%" fo:text-align="start" style:justify-single-word="false"/>
      <style:text-properties fo:color="#610b38" style:font-name="Times New Roman" fo:font-size="13pt" fo:font-weight="normal" fo:background-color="transparent" style:font-name-asian="Times New Roman" style:font-name-complex="Times New Roman"/>
    </style:style>
    <style:style style:name="P56" style:family="paragraph" style:parent-style-name="Standard">
      <style:paragraph-properties fo:margin-top="0.353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margin-top="0.353cm" fo:margin-bottom="0.212cm" loext:contextual-spacing="false" fo:line-height="100%" fo:text-align="start" style:justify-single-word="false"/>
      <style:text-properties fo:color="#111111" style:font-name="Times New Roman" fo:font-size="13pt" fo:font-weight="normal" fo:background-color="transparent" style:font-name-asian="Times New Roman" style:font-name-complex="Times New Roman"/>
    </style:style>
    <style:style style:name="P58" style:family="paragraph" style:parent-style-name="Standard">
      <style:paragraph-properties fo:margin-top="0.353cm" fo:margin-bottom="0.212cm" loext:contextual-spacing="false" fo:line-height="100%" fo:text-align="start" style:justify-single-word="false"/>
      <style:text-properties fo:color="#333333" style:font-name="Roboto Slab" fo:font-size="21pt" fo:font-weight="bold" fo:background-color="transparent" style:font-name-asian="Roboto Slab" style:font-name-complex="Roboto Slab"/>
    </style:style>
    <style:style style:name="P59" style:family="paragraph" style:parent-style-name="Standard">
      <style:paragraph-properties fo:margin-left="1.247cm" fo:margin-right="0cm" fo:margin-top="0.106cm" fo:margin-bottom="0.247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paragraph-properties fo:margin-top="0.247cm" fo:margin-bottom="0.212cm" loext:contextual-spacing="false" fo:line-height="100%" fo:text-align="start" style:justify-single-word="false"/>
      <style:text-properties fo:color="#610b4b" style:font-name="Times New Roman" fo:font-size="13pt" fo:font-weight="normal" fo:background-color="transparent" style:font-name-asian="Times New Roman" style:font-name-complex="Times New Roman"/>
    </style:style>
    <style:style style:name="P61" style:family="paragraph" style:parent-style-name="Standard">
      <style:paragraph-properties fo:margin-top="0.247cm" fo:margin-bottom="0.21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paragraph-properties fo:margin-top="0.247cm" fo:margin-bottom="0.212cm" loext:contextual-spacing="false" fo:line-height="100%" fo:text-align="start" style:justify-single-word="false"/>
      <style:text-properties fo:color="#111111" style:font-name="Times New Roman" fo:font-size="13pt" fo:font-weight="normal" fo:background-color="transparent" style:font-name-asian="Times New Roman" style:font-name-complex="Times New Roman"/>
    </style:style>
    <style:style style:name="P63" style:family="paragraph" style:parent-style-name="Standard">
      <style:paragraph-properties fo:margin-top="0.247cm" fo:margin-bottom="0.212cm" loext:contextual-spacing="false" fo:line-height="100%" fo:text-align="start" style:justify-single-word="false"/>
      <style:text-properties fo:color="#000000" style:font-name="Times New Roman" fo:font-size="14pt" fo:font-weight="bold" fo:background-color="transparent" style:font-name-asian="Times New Roman" style:font-name-complex="Times New Roman"/>
    </style:style>
    <style:style style:name="P64" style:family="paragraph" style:parent-style-name="Standard">
      <style:paragraph-properties fo:margin-left="0.529cm" fo:margin-right="0cm" fo:line-height="100%" fo:text-align="start" style:justify-single-word="false" fo:text-indent="0cm" style:auto-text-indent="false"/>
      <style:text-properties fo:color="#000000" style:font-name="Times New Roman" fo:font-size="13pt" fo:font-weight="bold" fo:background-color="transparent" style:font-name-asian="Times New Roman" style:font-name-complex="Times New Roman"/>
    </style:style>
    <style:style style:name="P65" style:family="paragraph" style:parent-style-name="Standard">
      <style:paragraph-properties fo:margin-left="0.529cm" fo:margin-right="0cm" fo:line-height="100%" fo:text-align="start" style:justify-single-word="false" fo:text-indent="0cm" style:auto-text-indent="false"/>
      <style:text-properties fo:color="#000000" style:font-name="Times New Roman" fo:font-size="13pt" fo:font-weight="normal" fo:background-color="transparent" style:font-name-asian="Times New Roman" style:font-name-complex="Times New Roman"/>
    </style:style>
    <style:style style:name="P66" style:family="paragraph" style:parent-style-name="Standard" style:list-style-name="L12">
      <style:paragraph-properties fo:margin-left="0.612cm" fo:margin-right="0cm" fo:margin-top="0.106cm" fo:margin-bottom="0.247cm" loext:contextual-spacing="false" fo:line-height="115%" fo:text-align="start" style:justify-single-word="false" fo:text-indent="0.635cm" style:auto-text-indent="false"/>
    </style:style>
    <style:style style:name="P67" style:family="paragraph" style:parent-style-name="Standard" style:list-style-name="L12">
      <style:paragraph-properties fo:margin-left="0.612cm" fo:margin-right="0cm" fo:margin-top="0.106cm" fo:margin-bottom="0.247cm" loext:contextual-spacing="false" fo:line-height="115%" fo:text-align="start" style:justify-single-word="false" fo:text-indent="0.635cm" style:auto-text-indent="false"/>
      <style:text-properties fo:color="#000000" style:font-name="Times New Roman" fo:font-size="13pt" fo:font-weight="normal" fo:background-color="transparent" style:font-name-asian="Times New Roman" style:font-name-complex="Times New Roman"/>
    </style:style>
    <style:style style:name="P68" style:family="paragraph" style:parent-style-name="Standard">
      <style:paragraph-properties fo:margin-top="0cm" fo:margin-bottom="0.529cm" loext:contextual-spacing="false" fo:line-height="115%" fo:text-align="start" style:justify-single-word="false"/>
      <style:text-properties fo:color="#000000" style:font-name="Times New Roman" fo:font-size="14pt" fo:font-weight="normal" fo:background-color="transparent" style:font-name-asian="Times New Roman" style:font-name-complex="Times New Roman"/>
    </style:style>
    <style:style style:name="P69" style:family="paragraph" style:parent-style-name="Standard">
      <style:paragraph-properties fo:margin-top="0cm" fo:margin-bottom="0.529cm" loext:contextual-spacing="false" fo:line-height="115%" fo:text-align="start" style:justify-single-word="false"/>
      <style:text-properties fo:color="#000000" style:font-name="Times New Roman" fo:font-size="14pt" fo:font-weight="bold" fo:background-color="transparent" style:font-name-asian="Times New Roman" style:font-name-complex="Times New Roman"/>
    </style:style>
    <style:style style:name="P70" style:family="paragraph" style:parent-style-name="Standard">
      <style:paragraph-properties fo:margin-top="0.529cm" fo:margin-bottom="0.265cm" loext:contextual-spacing="false" fo:line-height="100%" fo:text-align="start" style:justify-single-word="false"/>
      <style:text-properties fo:color="#000000" style:font-name="Times New Roman" fo:font-size="14pt" fo:font-weight="bold" fo:background-color="transparent" style:font-name-asian="Times New Roman" style:font-name-complex="Times New Roman"/>
    </style:style>
    <style:style style:name="P71" style:family="paragraph" style:parent-style-name="Standard">
      <style:paragraph-properties fo:margin-left="1cm" fo:margin-right="0cm" fo:line-height="100%" fo:text-align="start" style:justify-single-word="false" fo:text-indent="0cm" style:auto-text-indent="false"/>
      <style:text-properties fo:color="#000000" style:font-name="Times New Roman" fo:font-size="14pt" fo:font-weight="normal" fo:background-color="transparent" style:font-name-asian="Times New Roman" style:font-name-complex="Times New Roman"/>
    </style:style>
    <style:style style:name="P72" style:family="paragraph" style:parent-style-name="Standard">
      <style:paragraph-properties fo:margin-left="1cm" fo:margin-right="0cm" fo:margin-top="0cm" fo:margin-bottom="0.499cm" loext:contextual-spacing="false" fo:line-height="100%" fo:text-align="start" style:justify-single-word="false" fo:text-indent="0cm" style:auto-text-indent="false"/>
      <style:text-properties fo:color="#000000" style:font-name="Times New Roman" fo:font-size="14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1pt" fo:font-weight="bold" fo:background-color="transparent" loext:char-shading-value="0" style:font-name-asian="Calibri1" style:font-name-complex="Calibri1"/>
    </style:style>
    <style:style style:name="T3" style:family="text">
      <style:text-properties style:use-window-font-color="true" style:font-name="Times New Roman" fo:font-size="13pt" fo:font-weight="normal" fo:background-color="transparent" loext:char-shading-value="0" style:font-name-asian="Times New Roman" style:font-name-complex="Times New Roman"/>
    </style:style>
    <style:style style:name="T4" style:family="text">
      <style:text-properties fo:color="#000000" style:font-name="Times New Roman" fo:font-size="13pt" fo:font-weight="normal" fo:background-color="transparent" loext:char-shading-value="0" style:font-name-asian="Times New Roman" style:font-name-complex="Times New Roman"/>
    </style:style>
    <style:style style:name="T5" style:family="text">
      <style:text-properties fo:color="#000000" style:font-name="Times New Roman" fo:font-size="13pt" fo:font-weight="bold" fo:background-color="transparent" loext:char-shading-value="0" style:font-name-asian="Times New Roman" style:font-name-complex="Times New Roman"/>
    </style:style>
    <style:style style:name="T6" style:family="text">
      <style:text-properties fo:color="#000000" style:font-name="Times New Roman" fo:font-size="14pt" fo:font-weight="normal" fo:background-color="transparent" loext:char-shading-value="0" style:font-name-asian="Times New Roman" style:font-name-complex="Times New Roman"/>
    </style:style>
    <style:style style:name="T7" style:family="text">
      <style:text-properties fo:color="#000000" style:font-name="Times New Roman" fo:font-size="14pt" fo:font-weight="bold" fo:background-color="transparent" loext:char-shading-value="0" style:font-name-asian="Times New Roman" style:font-name-complex="Times New Roman"/>
    </style:style>
    <style:style style:name="T8" style:family="text">
      <style:text-properties fo:color="#000000" style:font-name="Cambria Math" fo:font-size="13pt" fo:font-weight="normal" fo:background-color="transparent" loext:char-shading-value="0" style:font-name-asian="Cambria Math" style:font-name-complex="Cambria Math"/>
    </style:style>
    <style:style style:name="T9" style:family="text">
      <style:text-properties fo:color="#202124" style:font-name="Times New Roman" fo:font-size="13pt" fo:font-weight="normal" fo:background-color="transparent" loext:char-shading-value="0" style:font-name-asian="Times New Roman" style:font-name-complex="Times New Roman"/>
    </style:style>
    <style:style style:name="T10" style:family="text">
      <style:text-properties fo:color="#111111" style:font-name="Times New Roman" fo:font-size="13pt" fo:font-weight="normal" fo:background-color="transparent" loext:char-shading-value="0" style:font-name-asian="Times New Roman" style:font-name-complex="Times New Roman"/>
    </style:style>
    <style:style style:name="T11" style:family="text">
      <style:text-properties fo:color="#2c40d0"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2" style:family="text">
      <style:text-properties fo:color="#0000ff" style:font-name="Times New Roman"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1.24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space-before="0.66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space-before="0.66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space-before="0.66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space-before="0.66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9">UNIT -01</text:p>
      <text:p text:style-name="P10"><text:s text:c="21"/>Artificial Intelligence and Knowledge representation</text:p>
      <text:list xml:id="list34963418" text:style-name="L1">
        <text:list-item>
          <text:p text:style-name="P21">1.1. Introduction to Artificial Intelligence and its </text:p>
        </text:list-item>
        <text:list-item>
          <text:p text:style-name="P21">evolution.</text:p>
        </text:list-item>
        <text:list-item>
          <text:p text:style-name="P21">1.2. What is Intelligence and Artificial Intelligence</text:p>
        </text:list-item>
        <text:list-item>
          <text:p text:style-name="P21">1.3. How AI is affecting on real life?</text:p>
        </text:list-item>
        <text:list-item>
          <text:p text:style-name="P21">1.4. Different branches of AI</text:p>
        </text:list-item>
        <text:list-item>
          <text:p text:style-name="P21">1.5. Limitations of AI</text:p>
        </text:list-item>
        <text:list-item>
          <text:p text:style-name="P21">1.6. Need of knowledge Representation</text:p>
        </text:list-item>
        <text:list-item>
          <text:p text:style-name="P21">1.7. Knowledge Representation and Mapping schemes</text:p>
        </text:list-item>
        <text:list-item>
          <text:p text:style-name="P21">1.8. Properties of good knowledge-based system</text:p>
        </text:list-item>
        <text:list-item>
          <text:p text:style-name="P21">1.9. Types of knowledge</text:p>
        </text:list-item>
        <text:list-item>
          <text:p text:style-name="P21">1.10. Knowledge Representation issues</text:p>
        </text:list-item>
        <text:list-item>
          <text:p text:style-name="P21">1.11. AND-OR Graph</text:p>
        </text:list-item>
        <text:list-item>
          <text:p text:style-name="P21">1.12. The Wumpus World</text:p>
        </text:list-item>
      </text:list>
      <text:p text:style-name="P8"/>
      <text:p text:style-name="P39">Humans are best at understanding, reasoning, and interpreting knowledge. Human knows things, which is knowledge and as per their knowledge they perform various actions in the real world. But how machines do all these things comes under knowledge representation and reasoning. </text:p>
      <text:p text:style-name="P55">Artificial Intelligence is composed of two words Artificial and Intelligence, where Artificial defines "man-made," and intelligence defines "thinking power", hence AI means "a man-made thinking power."</text:p>
      <text:p text:style-name="P55">So, we can define AI as:</text:p>
      <text:p text:style-name="P55"><text:soft-page-break/><text:s/>"It is a branch of computer science by which we can create intelligent machines which can behave like a human, think like humans, and able to make decisions." </text:p>
      <text:p text:style-name="P55">Artificial Intelligence is an approach to make a computer, a robot, or a product to think how smart human think. ... And finally this study outputs intelligent software systems. The aim of AI is to improve computer functions which are related to human knowledge, for example, reasoning, learning, and problem-solving.</text:p>
      <text:p text:style-name="P55">What is Artificial Intelligence?</text:p>
      <text:p text:style-name="P55">In today's world, technology is growing very fast, and we are getting in touch with different new technologies day by day.</text:p>
      <text:p text:style-name="P56"/>
      <text:p text:style-name="P55">Here, one of the booming technologies of computer science is Artificial Intelligence which is ready to create a new revolution in the world by making intelligent machines.The Artificial Intelligence is now all around us. It is currently working with a variety of subfields, ranging from general to specific, such as self-driving cars, playing chess, proving theorems, playing music, Painting, etc.</text:p>
      <text:p text:style-name="P42"/>
      <text:p text:style-name="P40">Hence we can describe Knowledge representation as following:</text:p>
      <text:list xml:id="list8996984" text:style-name="L2">
        <text:list-item>
          <text:p text:style-name="P22">Knowledge representation and reasoning (KR, KRR) is the part of Artificial intelligence which concerned with AI agents thinking and how thinking contributes to intelligent behavior of agents.</text:p>
        </text:list-item>
        <text:list-item>
          <text:p text:style-name="P22">It is responsible for representing information about the real world so that a computer can understand and can utilize this knowledge to solve the complex real world problems such as diagnosis a medical condition or communicating with humans in natural language.</text:p>
        </text:list-item>
        <text:list-item>
          <text:p text:style-name="P22">It is also a way which describes how we can represent knowledge in artificial intelligence. Knowledge representation is not just storing data into some database, but it also enables an intelligent machine to learn from that knowledge and experiences so that it can behave intelligently like a human.</text:p>
        </text:list-item>
      </text:list>
      <text:p text:style-name="P55">What to Represent:</text:p>
      <text:p text:style-name="P39">Following are the kind of knowledge which needs to be represented in AI systems:</text:p>
      <text:list xml:id="list3739242313" text:style-name="L3">
        <text:list-item>
          <text:p text:style-name="P23">Object: All the facts about objects in our world domain. E.g., Guitars contains strings, trumpets are brass instruments.</text:p>
        </text:list-item>
        <text:list-item>
          <text:p text:style-name="P23"><text:soft-page-break/>Events: Events are the actions which occur in our world.</text:p>
        </text:list-item>
        <text:list-item>
          <text:p text:style-name="P23">Performance: It describe behavior which involves knowledge about how to do things.</text:p>
        </text:list-item>
        <text:list-item>
          <text:p text:style-name="P23">Meta-knowledge: It is knowledge about what we know.</text:p>
        </text:list-item>
        <text:list-item>
          <text:p text:style-name="P23">Facts: Facts are the truths about the real world and what we represent.</text:p>
        </text:list-item>
        <text:list-item>
          <text:p text:style-name="P23">Knowledge-Base: The central component of the knowledge-based agents is the knowledge base. It is represented as KB. The Knowledgebase is a group of the Sentences (Here, sentences are used as a technical term and not identical with the English language).</text:p>
        </text:list-item>
      </text:list>
      <text:p text:style-name="P59"/>
      <text:p text:style-name="P39">Knowledge: Knowledge is awareness or familiarity gained by experiences of facts, data, and situations. </text:p>
      <text:p text:style-name="P39">Following are the types of knowledge in artificial intelligence:</text:p>
      <text:p text:style-name="P55">Types of knowledge</text:p>
      <text:p text:style-name="P42"/>
      <text:p text:style-name="P39">Following are the various types of knowledge:</text:p>
      <text:p text:style-name="P1"><draw:frame draw:style-name="fr1" draw:name="1" text:anchor-type="as-char" svg:width="12.568cm" style:rel-width="scale" svg:height="10.372cm" style:rel-height="scale" draw:z-index="0"><draw:object-ole xlink:href="./OleObj1" xlink:type="simple" xlink:show="embed" xlink:actuate="onLoad"/><draw:image xlink:href="./ObjectReplacements/OleObj1" xlink:type="simple" xlink:show="embed" xlink:actuate="onLoad"/></draw:frame></text:p>
      <text:p text:style-name="P42"/>
      <text:p text:style-name="P42"><text:soft-page-break/></text:p>
      <text:p text:style-name="P39">1. Declarative Knowledge:</text:p>
      <text:list xml:id="list3047045173" text:style-name="L4">
        <text:list-item>
          <text:p text:style-name="P24">Declarative knowledge is to know about something.</text:p>
        </text:list-item>
        <text:list-item>
          <text:p text:style-name="P24">It includes concepts, facts, and objects.</text:p>
        </text:list-item>
        <text:list-item>
          <text:p text:style-name="P24">It is also called descriptive knowledge and expressed in declarative sentences.</text:p>
        </text:list-item>
        <text:list-item>
          <text:p text:style-name="P24">It is simpler than procedural language.</text:p>
        </text:list-item>
      </text:list>
      <text:p text:style-name="P39">2. Procedural Knowledge</text:p>
      <text:list xml:id="list1137470738" text:style-name="L5">
        <text:list-item>
          <text:p text:style-name="P25">It is also known as imperative knowledge.</text:p>
        </text:list-item>
        <text:list-item>
          <text:p text:style-name="P25">Procedural knowledge is a type of knowledge which is responsible for knowing how to do something.</text:p>
        </text:list-item>
        <text:list-item>
          <text:p text:style-name="P25">It can be directly applied to any task.</text:p>
        </text:list-item>
        <text:list-item>
          <text:p text:style-name="P25">It includes rules, strategies, procedures, agendas, etc.</text:p>
        </text:list-item>
        <text:list-item>
          <text:p text:style-name="P25">Procedural knowledge depends on the task on which it can be applied.</text:p>
        </text:list-item>
      </text:list>
      <text:p text:style-name="P39">3. Meta-knowledge:</text:p>
      <text:list xml:id="list2977128320" text:style-name="L6">
        <text:list-item>
          <text:p text:style-name="P26">Knowledge about the other types of knowledge is called Meta-knowledge.</text:p>
        </text:list-item>
      </text:list>
      <text:p text:style-name="P39">4. Heuristic knowledge:</text:p>
      <text:list xml:id="list3881913949" text:style-name="L7">
        <text:list-item>
          <text:p text:style-name="P27">Heuristic knowledge is representing knowledge of some experts in a filed or subject.</text:p>
        </text:list-item>
        <text:list-item>
          <text:p text:style-name="P27">Heuristic knowledge is rules of thumb based on previous experiences, awareness of approaches, and which are good to work but not guaranteed.</text:p>
        </text:list-item>
      </text:list>
      <text:p text:style-name="P39">5. Structural knowledge:</text:p>
      <text:list xml:id="list3243409883" text:style-name="L8">
        <text:list-item>
          <text:p text:style-name="P28">Structural knowledge is basic knowledge to problem-solving.</text:p>
        </text:list-item>
        <text:list-item>
          <text:p text:style-name="P28">It describes relationships between various concepts such as kind of, part of, and grouping of something.</text:p>
        </text:list-item>
        <text:list-item>
          <text:p text:style-name="P28">It describes the relationship that exists between concepts or objects.</text:p>
        </text:list-item>
      </text:list>
      <text:p text:style-name="P55">The relation between knowledge and intelligence:</text:p>
      <text:p text:style-name="P42"/>
      <text:p text:style-name="P39">Knowledge of real-worlds plays a vital role in intelligence and same for creating artificial <text:soft-page-break/>intelligence. Knowledge plays an important role in demonstrating intelligent behavior in AI agents. An agent is only able to accurately act on some input when he has some knowledge or experience about that input.</text:p>
      <text:p text:style-name="P39">Let's suppose if you met some person who is speaking in a language which you don't know, then how you will able to act on that. The same thing applies to the intelligent behavior of the agents.</text:p>
      <text:p text:style-name="P39">As we can see in below diagram, there is one decision maker which act by sensing the environment and using knowledge. But if the knowledge part will not present then, it cannot display intelligent behavior.</text:p>
      <text:p text:style-name="P1"><draw:frame draw:style-name="fr1" draw:name="2" text:anchor-type="as-char" svg:width="13.229cm" style:rel-width="scale" svg:height="8.202cm" style:rel-height="scale" draw:z-index="1"><draw:object-ole xlink:href="./OleObj2" xlink:type="simple" xlink:show="embed" xlink:actuate="onLoad"/><draw:image xlink:href="./ObjectReplacements/OleObj2" xlink:type="simple" xlink:show="embed" xlink:actuate="onLoad"/></draw:frame></text:p>
      <text:p text:style-name="P55">AI knowledge cycle:</text:p>
      <text:p text:style-name="P39">An Artificial intelligence system has the following components for displaying intelligent behavior:</text:p>
      <text:list xml:id="list4005008523" text:style-name="L9">
        <text:list-item>
          <text:p text:style-name="P29">Perception</text:p>
        </text:list-item>
        <text:list-item>
          <text:p text:style-name="P29">Learning</text:p>
        </text:list-item>
        <text:list-item>
          <text:p text:style-name="P29">Knowledge Representation and Reasoning</text:p>
        </text:list-item>
        <text:list-item>
          <text:p text:style-name="P29">Planning</text:p>
        </text:list-item>
        <text:list-item>
          <text:p text:style-name="P29">Execution</text:p>
        </text:list-item>
      </text:list>
      <text:p text:style-name="P1"><text:soft-page-break/><draw:frame draw:style-name="fr1" draw:name="3" text:anchor-type="as-char" svg:width="13.229cm" style:rel-width="scale" svg:height="8.07cm" style:rel-height="scale" draw:z-index="2"><draw:object-ole xlink:href="./OleObj3" xlink:type="simple" xlink:show="embed" xlink:actuate="onLoad"/><draw:image xlink:href="./ObjectReplacements/OleObj3" xlink:type="simple" xlink:show="embed" xlink:actuate="onLoad"/></draw:frame></text:p>
      <text:p text:style-name="P1"><text:span text:style-name="T4">The above diagram is showing how an AI system can interact with the real world and what components help it to show intelligence. AI system has </text:span><text:span text:style-name="T5">Perception component </text:span><text:span text:style-name="T4">by which it retrieves information from its environment. It can be visual, audio or another form of sensory input. </text:span></text:p>
      <text:p text:style-name="P1"><text:span text:style-name="T4">The </text:span><text:span text:style-name="T5">learning component </text:span><text:span text:style-name="T4">is responsible for learning from data captured by Perception comportment. In the complete cycle, the main components are </text:span><text:span text:style-name="T5">knowledge representation and Reasoning. </text:span><text:span text:style-name="T4">These two components are involved in showing the intelligence in machine-like humans. These two components are independent with each other but also coupled together. The planning and execution depend on analysis of Knowledge representation and reasoning.</text:span></text:p>
      <text:p text:style-name="P55">Approaches to knowledge representation:</text:p>
      <text:p text:style-name="P39">There are mainly four approaches to knowledge representation, which are givenbelow:</text:p>
      <text:p text:style-name="P60">1. Simple relational knowledge:</text:p>
      <text:list xml:id="list2365228362" text:style-name="L10">
        <text:list-item>
          <text:p text:style-name="P30">It is the simplest way of storing facts which uses the relational method, and each fact about a set of the object is set out systematically in columns.</text:p>
        </text:list-item>
        <text:list-item>
          <text:p text:style-name="P30">This approach of knowledge representation is famous in database systems where the relationship between different entities is represented.</text:p>
        </text:list-item>
        <text:list-item>
          <text:p text:style-name="P30">This approach has little opportunity for inference.</text:p>
        </text:list-item>
      </text:list>
      <text:p text:style-name="P39">Example: The following is the simple relational knowledge representation.</text:p>
      <table:table table:name="Table1" table:style-name="Table1">
        <table:table-column table:style-name="Table1.A"/>
        <table:table-column table:style-name="Table1.B"/>
        <table:table-column table:style-name="Table1.C"/>
        <table:table-row>
          <table:table-cell table:style-name="Table1.A1" office:value-type="string">
            <text:p text:style-name="P11">Player</text:p>
          </table:table-cell>
          <table:table-cell table:style-name="Table1.B1" office:value-type="string">
            <text:p text:style-name="P11">Weight</text:p>
          </table:table-cell>
          <table:table-cell table:style-name="Table1.C1" office:value-type="string">
            <text:p text:style-name="P64">Age</text:p>
          </table:table-cell>
        </table:table-row>
        <table:table-row>
          <table:table-cell table:style-name="Table1.A2" office:value-type="string">
            <text:p text:style-name="P65">Pla<text:soft-page-break/>yer1</text:p>
          </table:table-cell>
          <table:table-cell table:style-name="Table1.B2" office:value-type="string">
            <text:p text:style-name="P65">65</text:p>
          </table:table-cell>
          <table:table-cell table:style-name="Table1.C2" office:value-type="string">
            <text:p text:style-name="P65">2<text:soft-page-break/>3</text:p>
          </table:table-cell>
        </table:table-row>
        <table:table-row>
          <table:table-cell table:style-name="Table1.A3" office:value-type="string">
            <text:p text:style-name="P65">Player2</text:p>
          </table:table-cell>
          <table:table-cell table:style-name="Table1.B3" office:value-type="string">
            <text:p text:style-name="P65">58</text:p>
          </table:table-cell>
          <table:table-cell table:style-name="Table1.C3" office:value-type="string">
            <text:p text:style-name="P65">18</text:p>
          </table:table-cell>
        </table:table-row>
        <table:table-row>
          <table:table-cell table:style-name="Table1.A4" office:value-type="string">
            <text:p text:style-name="P65">Player3</text:p>
          </table:table-cell>
          <table:table-cell table:style-name="Table1.B4" office:value-type="string">
            <text:p text:style-name="P65">75</text:p>
          </table:table-cell>
          <table:table-cell table:style-name="Table1.C4" office:value-type="string">
            <text:p text:style-name="P12">24</text:p>
          </table:table-cell>
        </table:table-row>
      </table:table>
      <text:p text:style-name="P60">2. Inheritable knowledge:</text:p>
      <text:list xml:id="list1710003916" text:style-name="L11">
        <text:list-item>
          <text:p text:style-name="P31">In the inheritable knowledge approach, all data must be stored into a hierarchy of classes.</text:p>
        </text:list-item>
        <text:list-item>
          <text:p text:style-name="P31">All classes should be arranged in a generalized form or a hierarchal manner.</text:p>
        </text:list-item>
        <text:list-item>
          <text:p text:style-name="P31">In this approach, we apply inheritance property.</text:p>
        </text:list-item>
        <text:list-item>
          <text:p text:style-name="P31">Elements inherit values from other members of a class.</text:p>
        </text:list-item>
        <text:list-item>
          <text:p text:style-name="P31">This approach contains inheritable knowledge which shows a relation between instance and class, and it is called instance relation.</text:p>
        </text:list-item>
        <text:list-item>
          <text:p text:style-name="P31">Every individual frame can represent the collection of attributes and its value.</text:p>
        </text:list-item>
        <text:list-item>
          <text:p text:style-name="P31">In this approach, objects and values are represented in Boxed nodes.</text:p>
        </text:list-item>
        <text:list-item>
          <text:p text:style-name="P31">We use Arrows which point from objects to their values.</text:p>
        </text:list-item>
        <text:list-item>
          <text:p text:style-name="P31">Example:</text:p>
        </text:list-item>
      </text:list>
      <text:p text:style-name="P1"><text:soft-page-break/><draw:frame draw:style-name="fr1" draw:name="4" text:anchor-type="as-char" svg:width="12.065cm" style:rel-width="scale" svg:height="9.763cm" style:rel-height="scale" draw:z-index="3"><draw:object-ole xlink:href="./OleObj4" xlink:type="simple" xlink:show="embed" xlink:actuate="onLoad"/><draw:image xlink:href="./ObjectReplacements/OleObj4" xlink:type="simple" xlink:show="embed" xlink:actuate="onLoad"/></draw:frame></text:p>
      <text:p text:style-name="P60">3. Inferential knowledge:</text:p>
      <text:list xml:id="list2568055797" text:style-name="L12">
        <text:list-item>
          <text:p text:style-name="P32">Inferential knowledge approach represents knowledge in the form of formal logics.</text:p>
        </text:list-item>
        <text:list-item>
          <text:p text:style-name="P32">This approach can be used to derive more facts.</text:p>
        </text:list-item>
        <text:list-item>
          <text:p text:style-name="P32">It guaranteed correctness.</text:p>
        </text:list-item>
        <text:list-item>
          <text:p text:style-name="P32">Example: Let's suppose there are two statements:</text:p>
        </text:list-item>
        <text:list-item>
          <text:p text:style-name="P67">Marcus is a man</text:p>
        </text:list-item>
        <text:list-item>
          <text:p text:style-name="P66"><text:span text:style-name="T4">All men are mortal<text:line-break/>Then it can represent as;<text:line-break/><text:line-break/>man(Marcus)<text:line-break/></text:span><text:span text:style-name="T8">∀</text:span><text:span text:style-name="T4">x = man (x) ----------&gt; mortal (x)s</text:span></text:p>
        </text:list-item>
      </text:list>
      <text:p text:style-name="P60">4. Procedural knowledge:</text:p>
      <text:list xml:id="list744818197" text:style-name="L13">
        <text:list-item>
          <text:p text:style-name="P33">Procedural knowledge approach uses small programs and codes which describes how to do specific things, and how to proceed.</text:p>
        </text:list-item>
        <text:list-item>
          <text:p text:style-name="P33">In this approach, one important rule is used which is If-Then rule.</text:p>
        </text:list-item>
        <text:list-item>
          <text:p text:style-name="P33">In this knowledge, we can use various coding languages such as LISP <text:soft-page-break/>language and Prolog language.</text:p>
        </text:list-item>
        <text:list-item>
          <text:p text:style-name="P33">We can easily represent heuristic or domain-specific knowledge using this approach.</text:p>
        </text:list-item>
        <text:list-item>
          <text:p text:style-name="P33">But it is not necessary that we can represent all cases in this approach.</text:p>
        </text:list-item>
      </text:list>
      <text:p text:style-name="P55">Requirements for knowledge Representation system:</text:p>
      <text:p text:style-name="P39">A good knowledge representation system must possess the following properties.</text:p>
      <text:list xml:id="list2045957178" text:style-name="L14">
        <text:list-item>
          <text:p text:style-name="P34">1. Representational Accuracy:<text:line-break/>KR system should have the ability to represent all kind of required knowledge.</text:p>
        </text:list-item>
        <text:list-item>
          <text:p text:style-name="P34">2. Inferential Adequacy:<text:line-break/>KR system should have ability to manipulate the representational structures to produce new knowledge corresponding to existing structure.</text:p>
        </text:list-item>
        <text:list-item>
          <text:p text:style-name="P34">3. Inferential Efficiency:<text:line-break/>The ability to direct the inferential knowledge mechanism into the most productive directions by storing appropriate guides.</text:p>
        </text:list-item>
        <text:list-item>
          <text:p text:style-name="P34">4. Acquisitional efficiency- The ability to acquire the new knowledge easily using automatic methods.</text:p>
        </text:list-item>
      </text:list>
      <text:p text:style-name="P15"/>
      <text:p text:style-name="P17"><text:s/>What is Artificial Intelligence:-</text:p>
      <text:p text:style-name="P15"/>
      <text:p text:style-name="P18">Artificial intelligence (AI) refers to the simulation of human intelligence in machines that are programmed to think like humans and mimic their actions. </text:p>
      <text:p text:style-name="P5"><text:span text:style-name="T9">The term may also be applied to any machine that exhibits traits associated with a human mind such as learning and problem-solving.</text:span><text:span text:style-name="T3"> </text:span></text:p>
      <text:p text:style-name="P15"/>
      <text:p text:style-name="P19">The ideal characteristic of artificial intelligence is its ability to rationalize and take actions that have the best chance of achieving a specific goal. </text:p>
      <text:p text:style-name="P5"><text:span text:style-name="T10">A subset of artificial intelligence is </text:span><text:a xlink:type="simple" xlink:href="https://www.investopedia.com/terms/m/machine-learning.asp" text:style-name="Internet_20_link" text:visited-style-name="Visited_20_Internet_20_Link"><text:span text:style-name="T11">machine learning</text:span></text:a><text:span text:style-name="T10">, which refers to the concept that computer programs can automatically learn from and adapt to new data without being assisted by humans. </text:span><text:a xlink:type="simple" xlink:href="https://www.investopedia.com/terms/d/deep-learning.asp" text:style-name="Internet_20_link" text:visited-style-name="Visited_20_Internet_20_Link"><text:span text:style-name="T12">Deep learning</text:span></text:a><text:span text:style-name="T11"> </text:span><text:span text:style-name="T10">techniques enable this automatic learning through the absorption of huge amounts of unstructured data such as text, images, or video.</text:span><text:span text:style-name="T3"> </text:span></text:p>
      <text:p text:style-name="P61"/>
      <text:p text:style-name="P62">KEY TAKEAWAYS</text:p>
      <text:list xml:id="list3105258948" text:style-name="L15">
        <text:list-item>
          <text:p text:style-name="P20">Artificial intelligence refers to the simulation of human intelligence in machines.</text:p>
        </text:list-item>
        <text:list-item>
          <text:p text:style-name="P20">The goals of artificial intelligence include learning, reasoning, and perception.</text:p>
        </text:list-item>
        <text:list-item>
          <text:p text:style-name="P20">AI is being used across different industries including finance and healthcare.</text:p>
        </text:list-item>
        <text:list-item>
          <text:p text:style-name="P20">Weak AI tends to be simple and single-task oriented, while strong AI carries on tasks <text:soft-page-break/>that are more complex and human like</text:p>
        </text:list-item>
      </text:list>
      <text:p text:style-name="P15"/>
      <text:p text:style-name="P1"><text:span text:style-name="T10">Artificial intelligence is based on the principle that human intelligence can be defined in a way that a machine can easily </text:span><text:a xlink:type="simple" xlink:href="https://www.investopedia.com/terms/k/knowledge-engineering.asp" text:style-name="Internet_20_link" text:visited-style-name="Visited_20_Internet_20_Link"><text:span text:style-name="T11">mimic it and execute tasks</text:span></text:a><text:span text:style-name="T10">, from the most simple to those that are even more complex. The goals of artificial intelligence include mimicking human cognitive activity. Researchers and developers in the field are making surprisingly rapid strides in mimicking activities such as learning, reasoning, and perception, to the extent that these can be concretely defined. Some believe that innovators may soon be able to develop systems that exceed the capacity of humans to learn or reason out any subject. </text:span></text:p>
      <text:p text:style-name="P52">As technology advances, previous benchmarks that defined artificial intelligence become outdated. For example, machines that calculate basic functions or recognize text through optical character recognition are no longer considered to embody artificial intelligence, since this function is now taken for granted as an inherent computer function.</text:p>
      <text:p text:style-name="P15"/>
      <text:p text:style-name="P57">Applications of Artificial Intelligence</text:p>
      <text:p text:style-name="P52">The applications for artificial intelligence are endless. The technology can be applied to many different sectors and industries. AI is being tested and used in the healthcare industry for dosing drugs and different treatment in patients, and for surgical procedures in the operating room.</text:p>
      <text:p text:style-name="P1"><text:span text:style-name="T10">Other examples of machines with artificial intelligence include computers that play chess and </text:span><text:a xlink:type="simple" xlink:href="https://www.investopedia.com/articles/investing/052014/how-googles-selfdriving-car-will-change-everything.asp" text:style-name="Internet_20_link" text:visited-style-name="Visited_20_Internet_20_Link"><text:span text:style-name="T11">self-driving cars</text:span></text:a><text:span text:style-name="T10">. Each of these machines must weigh the consequences of any action they take, as each action will impact the end result. In chess, the end result is winning the game. For self-driving cars, the computer system must account for all external data and compute it to act in a way that prevents a collision.</text:span></text:p>
      <text:p text:style-name="P1"><text:span text:style-name="T10">Artificial intelligence also has  </text:span><text:a xlink:type="simple" xlink:href="https://www.investopedia.com/financial-advisor/how-ai-shaping-advisory-landscape/" text:style-name="Internet_20_link" text:visited-style-name="Visited_20_Internet_20_Link"><text:span text:style-name="T11">applications in the financial industry</text:span></text:a><text:span text:style-name="T10">, where it is used to detect and flag activity in banking and finance such as unusual debit card usage and large account deposits—all of which help a bank's fraud department. Applications for AI are also being used to help streamline and make trading easier. This is done by making supply, demand, and pricing of securities easier to estimate.</text:span></text:p>
      <text:p text:style-name="P15"/>
      <text:p text:style-name="P42"/>
      <text:p text:style-name="P57">Categorization of Artificial Intelligence</text:p>
      <text:p text:style-name="P1"><text:span text:style-name="T10">Artificial intelligence can be divided into two different categories: weak and strong. </text:span><text:a xlink:type="simple" xlink:href="https://www.investopedia.com/terms/w/weak-ai.asp" text:style-name="Internet_20_link" text:visited-style-name="Visited_20_Internet_20_Link"><text:span text:style-name="T11">Weak artificial intelligence</text:span></text:a><text:span text:style-name="T10"> embodies a system designed to carry out one particular job. Weak AI systems include video games such as the chess example from above and personal assistants such as Amazon's Alexa and Apple's Siri. You ask the assistant a question, it answers it for you.</text:span></text:p>
      <text:p text:style-name="P1"><text:soft-page-break/><text:a xlink:type="simple" xlink:href="https://www.investopedia.com/terms/s/strong-ai.asp" text:style-name="Internet_20_link" text:visited-style-name="Visited_20_Internet_20_Link"><text:span text:style-name="T11">Strong artificial intelligence</text:span></text:a><text:span text:style-name="T10"> systems are systems that carry on the tasks considered to be human-like. These tend to be more complex and complicated systems. They are programmed to handle situations in which they may be required to problem solve without having a person intervene. These kinds of systems can be found in applications like self-driving cars or in hospital operating rooms.</text:span></text:p>
      <text:p text:style-name="P58">Knowledge Representation Techniques in AI</text:p>
      <text:p text:style-name="P5"><draw:frame draw:style-name="fr1" draw:name="5" text:anchor-type="as-char" svg:width="12.647cm" style:rel-width="scale" svg:height="10.557cm" style:rel-height="scale" draw:z-index="4"><draw:object-ole xlink:href="./OleObj5" xlink:type="simple" xlink:show="embed" xlink:actuate="onLoad"/><draw:image xlink:href="./ObjectReplacements/OleObj5" xlink:type="simple" xlink:show="embed" xlink:actuate="onLoad"/></draw:frame></text:p>
      <text:p text:style-name="P15"/>
      <text:p text:style-name="P15"/>
      <text:p text:style-name="P15"/>
      <text:p text:style-name="P15"/>
      <text:p text:style-name="P15"/>
      <text:p text:style-name="P15"/>
      <text:p text:style-name="P15"/>
      <text:p text:style-name="P68">So far, we have identified how we can describe and classify the knowledge that humans possess. </text:p>
      <text:p text:style-name="P68">We also have understood what properties a proper knowledge representation will have and what use it will have in the AI’s knowledge cycle. Now the only question remains how this knowledge can be represented so that a machine can make sense of it. This leads to the discussion of exploring the various techniques or methods in representing <text:soft-page-break/>knowledge. One has to keep in mind that there are numerous ways to achieve this, and no method is perfect and has its own disadvantages.</text:p>
      <text:p text:style-name="P68">By and large, there are 4 main techniques out there to represent the knowledge- logical, semantic network, production rules, and frame.</text:p>
      <text:p text:style-name="P63">Logical Representation</text:p>
      <text:p text:style-name="P16"/>
      <text:p text:style-name="P5"><draw:frame draw:style-name="fr1" draw:name="6" text:anchor-type="as-char" svg:width="12.647cm" style:rel-width="scale" svg:height="10.557cm" style:rel-height="scale" draw:z-index="5"><draw:object-ole xlink:href="./OleObj6" xlink:type="simple" xlink:show="embed" xlink:actuate="onLoad"/><draw:image xlink:href="./ObjectReplacements/OleObj6" xlink:type="simple" xlink:show="embed" xlink:actuate="onLoad"/></draw:frame></text:p>
      <text:p text:style-name="P15"/>
      <text:p text:style-name="P15"/>
      <text:p text:style-name="P68"> is the most basic form of representing knowledge to machines where a well-defined syntax with proper rules is used. This syntax needs to have no ambiguity in its meaning and must deal with prepositions. Thus, this logical form of presentation acts as communication rules and is why it can be best used when representing facts to a machine. Logical Representation can be of two types-</text:p>
      <text:p text:style-name="P69">Propositional Logic: </text:p>
      <text:p text:style-name="P68">This type of logical representation is also known as propositional calculus or statement logic. This works in a Boolean, i.e., True or False method.</text:p>
      <text:p text:style-name="P69"><text:soft-page-break/>First-order Logic: </text:p>
      <text:p text:style-name="P68">This type of logical representation is also known as the First Order Predicate Calculus Logic (FOPL). This logical representation represents the objects in quantifiers and predicates and is an advanced version of propositional logic.</text:p>
      <text:p text:style-name="P68">If you may or may not have noticed by now, this form of representation is the basis of most of the programming languages we know of where we use semantics to convey information, and this form is highly logical. However, the downside of this method is that due to the strict nature of representation (because of being highly logical), it is tough to work with as it’s not very natural and less efficient at times.</text:p>
      <text:p text:style-name="P5"><draw:frame draw:style-name="fr1" draw:name="7" text:anchor-type="as-char" svg:width="14.129cm" style:rel-width="scale" svg:height="8.837cm" style:rel-height="scale" draw:z-index="6"><draw:object-ole xlink:href="./OleObj7" xlink:type="simple" xlink:show="embed" xlink:actuate="onLoad"/><draw:image xlink:href="./ObjectReplacements/OleObj7" xlink:type="simple" xlink:show="embed" xlink:actuate="onLoad"/></draw:frame><text:span text:style-name="T6">In this form, a graphical representation conveys how the objects are connected and are often used with a data network. The Semantic networks consist of node/block (the objects) and arcs/edges (the connections) that explain how the objects are connected. This form of representation is also known as an alternative to the FPOL form of representation. The relationships found in the Semantic Networks can be of two types – IS-A and instance (KIND-OF). This form of representation is more natural than logical. It is simple to understand however suffers from being computationally expensive and do not have the equivalent of quantifiers found in the logical representation.</text:span></text:p>
      <text:p text:style-name="P15"/>
      <text:p text:style-name="P63">Production Rules</text:p>
      <text:p text:style-name="P5"><text:soft-page-break/><draw:frame draw:style-name="fr1" draw:name="8" text:anchor-type="as-char" svg:width="13.07cm" style:rel-width="scale" svg:height="8.176cm" style:rel-height="scale" draw:z-index="7"><draw:object-ole xlink:href="./OleObj8" xlink:type="simple" xlink:show="embed" xlink:actuate="onLoad"/><draw:image xlink:href="./ObjectReplacements/OleObj8" xlink:type="simple" xlink:show="embed" xlink:actuate="onLoad"/></draw:frame></text:p>
      <text:p text:style-name="P15"/>
      <text:p text:style-name="P15"/>
      <text:p text:style-name="P15"/>
      <text:p text:style-name="P68">it is among the most common ways in which knowledge is represented in AI systems. In the simplest form, it can be understood as a simple if-else rule-based system and, in a way, is the combination of Propositional and FOPL logics. However, a more technical understanding of production rules can be understood by first understanding what this representation system is comprised of. This system comprises a set of production rules, rule applier, working memory, and a recognize act cycle. For every input, conditions are checked from the set of a production rule, and upon finding a suitable rule, an action is committed. This cycle of selecting the rule based on some conditions and consequently acting to solve the problem is known as a recognition and act cycle, which takes place for every input. This method has certain problems, such as the lack of gaining experience as it doesn’t store the past results and can also be inefficient as, during execution, many other rules may be active. The cost of these disadvantages can be redeemed because the rules of this system are expressed in natural language, where the rules can also be easily changed and dropped (if required).</text:p>
      <text:p text:style-name="P70">Frame Representation</text:p>
      <text:p text:style-name="P6"><text:span text:style-name="T6">If this representation is to be understood at a fundamental level, then one can imagine a table having column names and values in rows and information being passed in this structure. However, the proper understanding is that it is a collection of attributes and values linked to it. This AI-specific data structure uses slots and fillers (i.e., slot values, which can be of any data type and shape). As you would have noticed, it has a similar </text:span><text:soft-page-break/><text:span text:style-name="T6">concept to how information is stored in a typical DBMS. These slots and fillers form a structure –  a frame. The slots here have the name (attributes), and knowledge related to it is stored in the fillers. The biggest advantage of this form of representation is that due to its structure, similar data can be combined in groups as frame representation can divide the knowledge in structures and then further into sub-structures. Also, being like any typical data structure can be understood, visualized, manipulated easily, and typical concepts such as adding, removing, deleting slots can be done effortlessly.</text:span></text:p>
      <text:p text:style-name="P68">While these are the main ways the knowledge can be represented, there are other ways, such as using scripts, an advanced technique, and a step up from frame representation.</text:p>
      <text:p text:style-name="P5"><text:span text:style-name="T6">A</text:span><text:span text:style-name="T7">pproaches to knowledge representation</text:span></text:p>
      <text:p text:style-name="P6"><text:span text:style-name="T6">The only concept we are left with now of how we can store the information in the system. Of the different ways, there are 4 main approaches to knowledge representation in artificial intelligence, viz. simple relational knowledge, inheritable knowledge, inferential knowledge, and procedural knowledge—each of these ways corresponding to a technique of representing knowledge discussed above.</text:span></text:p>
      <text:list xml:id="list1410280646" text:style-name="L16">
        <text:list-item>
          <text:p text:style-name="P35"><text:span text:style-name="T6">S</text:span><text:span text:style-name="T7">imple Relational Knowledge</text:span></text:p>
        </text:list-item>
      </text:list>
      <text:p text:style-name="P68">This is a relational method of storing facts which is among the simplest of the method. This method helps in storing facts where each fact regarding an object is providing in columns. This approach is prevalent in DBMS (database management systems).</text:p>
      <text:list xml:id="list3937130102" text:style-name="L17">
        <text:list-item>
          <text:p text:style-name="P36">Inheritable Knowledge</text:p>
        </text:list-item>
      </text:list>
      <text:p text:style-name="P68">Knowledge here is stored hierarchically. A well-structured hierarchy of classes is formed where data is stored, which provides the opportunity for inference. Here we can apply inheritance property, allowing us to have inheritable knowledge. This way, the relations between instance and class (aka instance relation) can be identified. Unlike Simple Relations, here, the objects are represented as nodes.</text:p>
      <text:list xml:id="list3883205561" text:style-name="L18">
        <text:list-item>
          <text:p text:style-name="P37">Inferential Knowledge</text:p>
        </text:list-item>
      </text:list>
      <text:p text:style-name="P68">In this method, logics are used. Being a very formal approach, facts can be retrieved with a high level of accuracy.</text:p>
      <text:list xml:id="list3057091589" text:style-name="L19">
        <text:list-item>
          <text:p text:style-name="P38">Procedural Knowledge</text:p>
        </text:list-item>
      </text:list>
      <text:p text:style-name="P68">This method uses programs and codes that use simple if-then rules. This is the way many programming languages such as LIST, Prolog save information. We may not use this method to represent all forms of knowledge, but domain-specific knowledge can <text:soft-page-break/>very efficiently be stored in this manner.</text:p>
      <text:p text:style-name="P13">Knowledge Representation in Artificial Intelligence</text:p>
      <text:p text:style-name="P68">Knowledge representation is the key through which we can make the future AI system much smarter than compared to what they are today. There are certain knowledge representation issues in artificial intelligence one still has to keep in mind when designing a knowledge representation system. Dilemmas such as which structure to choose for storing knowledge are important ones. We also need to understand the depth of information required regarding a subject matter for it to be adequately represented. These are some of the things that one has to vary during the creation of such knowledge systems.</text:p>
      <text:p text:style-name="P68">Humans have been chasing the dream of creating an AI system whose intelligence is at par with humans for a very long time. As discussed, the key for that is to provide knowledge to the systems, and for that, we need a knowledge representation system. We discussed the types of knowledge we possess, how a knowledge representation system can be helpful, how it can be created and corresponding to it, how knowledge can be stored. As we go forward, we hope for a better and more sophisticated knowledge representation system. We can provide knowledge to the AI system in a seamless manner, perhaps how we provide knowledge to other human other or even easier than that.</text:p>
      <text:p text:style-name="P1"><text:span text:style-name="T6"><text:line-break/></text:span><text:span text:style-name="T7">Properties for Knowledge Representation Systems</text:span></text:p>
      <text:p text:style-name="P41">The following properties should be possessed by a knowledge representation system.</text:p>
      <text:p text:style-name="P14">Representational Adequacy</text:p>
      <text:p text:style-name="P71">-- the ability to represent the required knowledge;</text:p>
      <text:p text:style-name="P14">Inferential Adequacy</text:p>
      <text:p text:style-name="P71">- the ability to manipulate the knowledge represented to produce new knowledge corresponding to that inferred from the original;</text:p>
      <text:p text:style-name="P14">Inferential Efficiency</text:p>
      <text:p text:style-name="P71">- the ability to direct the inferential mechanisms into the most productive directions by storing appropriate guides;</text:p>
      <text:p text:style-name="P14">Acquisitional Efficiency</text:p>
      <text:p text:style-name="P72">- the ability to acquire new knowledge using automatic methods wherever possible rather than reliance on human intervention.Properties for Knowledge Representation Systems</text:p>
      <text:p text:style-name="P72"><text:soft-page-break/>The following properties should be possessed by a knowledge representation system.</text:p>
      <text:p text:style-name="P41">To date no single system optimises all of the above</text:p>
      <text:p text:style-name="P42"/>
      <text:p text:style-name="P43"/>
      <text:p text:style-name="P43"/>
      <text:p text:style-name="P43"/>
      <text:p text:style-name="P43">The Wumpus World’s agent is an example of a knowledge-based agent that represents Knowledge representation, reasoning and planning. Knowledge-Based agent links general knowledge with current percepts to infer hidden characters of current state before selecting actions. Its necessity is vital in partially observable environments.</text:p>
      <text:p text:style-name="P43"/>
      <text:p text:style-name="P43">Problem Statement:</text:p>
      <text:p text:style-name="P2"><text:span text:style-name="T1">The Wumpus world is a cave with 16 rooms (4×4). Each room is connected to others through walkways (no rooms are connected diagonally). The knowledge-based agent starts from Room[1, 1]. The cave has – some pits, a treasure and a beast named Wumpus. The Wumpus can not move but eats the one who enters its room. If the agent enters the pit, it gets stuck there. The goal of the agent is to take the treasure and come out of the cave. The agent is rewarded, when the goal conditions are met. The agent is penalized, when it falls into a pit or being eaten by the Wumpus.</text:span></text:p>
      <text:p text:style-name="P43">Some elements support the agent to explore the cave, like -The wumpus’s adjacent rooms are stenchy. -The agent is given one arrow which it can use to kill the wumpus when facing it (Wumpus screams when it is killed). – The adjacent rooms of the room with pits are filled with breeze. -The treasure room is always glittery.</text:p>
      <text:p text:style-name="P3"><text:soft-page-break/><draw:frame draw:style-name="fr1" draw:name="9" text:anchor-type="as-char" svg:width="14.658cm" style:rel-width="scale" svg:height="9.287cm" style:rel-height="scale" draw:z-index="8"><draw:object-ole xlink:href="./OleObj9" xlink:type="simple" xlink:show="embed" xlink:actuate="onLoad"/><draw:image xlink:href="./ObjectReplacements/OleObj9" xlink:type="simple" xlink:show="embed" xlink:actuate="onLoad"/></draw:frame></text:p>
      <text:p text:style-name="P44"/>
      <text:p text:style-name="P45">PEAS represents Performance Measures, Environment, Actuators, and Sensors. The PEAS description helps in grouping the agents.</text:p>
      <text:p text:style-name="P45"/>
      <text:p text:style-name="P51">PEAS Description for the Wumpus World problem:</text:p>
      <text:p text:style-name="P4"><text:span text:style-name="T2">1. Performance measures:</text:span></text:p>
      <text:list xml:id="list4199098002" text:style-name="L20">
        <text:list-item>
          <text:p text:style-name="P46">Agent gets the gold and return back safe = +1000 points</text:p>
        </text:list-item>
        <text:list-item>
          <text:p text:style-name="P46">Agent dies = -1000 points</text:p>
        </text:list-item>
        <text:list-item>
          <text:p text:style-name="P46">Each move of the agent = -1 point</text:p>
        </text:list-item>
        <text:list-item>
          <text:p text:style-name="P46">Agent uses the arrow = -10 points</text:p>
        </text:list-item>
      </text:list>
      <text:p text:style-name="P4"><text:span text:style-name="T2">2 . Environment:</text:span></text:p>
      <text:list xml:id="list704787517" text:style-name="L21">
        <text:list-item>
          <text:p text:style-name="P53"><text:span text:style-name="T1">A cave with 16(4×4) rooms</text:span></text:p>
        </text:list-item>
        <text:list-item>
          <text:p text:style-name="P47">Rooms adjacent (not diagonally) to the Wumpus are stinking</text:p>
        </text:list-item>
        <text:list-item>
          <text:p text:style-name="P47">Rooms adjacent (not diagonally) to the pit are breezy</text:p>
        </text:list-item>
        <text:list-item>
          <text:p text:style-name="P47">The room with the gold glitters</text:p>
        </text:list-item>
        <text:list-item>
          <text:p text:style-name="P53"><text:span text:style-name="T1">Agent’s initial position – Room[1, 1] and facing right side</text:span></text:p>
        </text:list-item>
        <text:list-item>
          <text:p text:style-name="P47">Location of Wumpus, gold and 3 pits can be anywhere, except in Room[1, 1].</text:p>
        </text:list-item>
      </text:list>
      <text:p text:style-name="P4"><text:span text:style-name="T2">3. Actuators:</text:span></text:p>
      <text:p text:style-name="P45">Devices that allow the agent to perform the following actions in the environment.</text:p>
      <text:p text:style-name="P45">Attention reader! Don’t stop learning now. Get hold of all the important Machine Learning Concepts with the Machine Learning Foundation Course at a student-friendly price and become industry ready.</text:p>
      <text:list xml:id="list3832677425" text:style-name="L22">
        <text:list-item>
          <text:p text:style-name="P48"><text:soft-page-break/>Move forward</text:p>
        </text:list-item>
        <text:list-item>
          <text:p text:style-name="P48">Turn right</text:p>
        </text:list-item>
        <text:list-item>
          <text:p text:style-name="P48">Turn left</text:p>
        </text:list-item>
        <text:list-item>
          <text:p text:style-name="P48">Shoot</text:p>
        </text:list-item>
        <text:list-item>
          <text:p text:style-name="P48">Grab</text:p>
        </text:list-item>
        <text:list-item>
          <text:p text:style-name="P48">Release</text:p>
        </text:list-item>
      </text:list>
      <text:p text:style-name="P4"><text:span text:style-name="T2">4. Sensors:</text:span></text:p>
      <text:p text:style-name="P45">Devices which helps the agent in sensing the following from the environment.</text:p>
      <text:list xml:id="list1700310972" text:style-name="L23">
        <text:list-item>
          <text:p text:style-name="P49">Breeze</text:p>
        </text:list-item>
        <text:list-item>
          <text:p text:style-name="P49">Stench</text:p>
        </text:list-item>
        <text:list-item>
          <text:p text:style-name="P49">Glitter</text:p>
        </text:list-item>
        <text:list-item>
          <text:p text:style-name="P49">Scream (When the Wumpus is killed)</text:p>
        </text:list-item>
        <text:list-item>
          <text:p text:style-name="P49">Bump (when the agent hits a wall)</text:p>
        </text:list-item>
      </text:list>
      <text:p text:style-name="P51">Wumpus World Characterization:</text:p>
      <text:list xml:id="list632345586" text:style-name="L24">
        <text:list-item>
          <text:p text:style-name="P50">Partially Observable: knows only the local perceptions</text:p>
        </text:list-item>
        <text:list-item>
          <text:p text:style-name="P54"><text:span text:style-name="T1"><text:tab/>Deterministic: outcome is precisely specified</text:span></text:p>
        </text:list-item>
        <text:list-item>
          <text:p text:style-name="P50">Sequential: subsequent level of actions performed</text:p>
        </text:list-item>
        <text:list-item>
          <text:p text:style-name="P50">Static: Wumpus, pits are immobile</text:p>
        </text:list-item>
        <text:list-item>
          <text:p text:style-name="P50">Discrete: discrete environment</text:p>
        </text:list-item>
        <text:list-item>
          <text:p text:style-name="P50">Single-agent: The knowledge-based agent is the only agent whereas the wumpus is considered as the environment’s feature.</text:p>
        </text:list-item>
      </text:list>
      <text:p text:style-name="P43"/>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mbria Math" svg:font-family="'Cambria Math'"/>
    <style:font-face style:name="Liberation Serif" svg:font-family="'Liberation Serif'"/>
    <style:font-face style:name="Roboto Slab" svg:font-family="'Roboto Slab'"/>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9" meta:page-count="19" meta:paragraph-count="230" meta:word-count="4012" meta:character-count="25121" meta:non-whitespace-character-count="21391"/>
    <meta:generator>LibreOffice/6.0.7.3$Linux_X86_64 LibreOffice_project/00m0$Build-3</meta:generator>
  </office:meta>
</office:document-meta>
</file>